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nupTransforme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up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eanupTransformer.endPrefixMapping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eanupTransforme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leanup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eanupTransformer.startElement( String uri , String qName , String lName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eanupTransformer.startPrefixMapping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eanupTransform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eanupTransformer.endElement( String uri , String qName , String 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eanupTransformer.ignorableWhitespace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eanupTransformer.configure(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